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color="#ffffff" draw:marker-end="Arrow" draw:marker-end-width="0.457cm" draw:textarea-horizontal-align="center" draw:textarea-vertical-align="middle"/>
    </style:style>
    <style:style style:name="gr8" style:family="graphic" style:parent-style-name="standard">
      <style:graphic-properties draw:stroke="solid" svg:stroke-width="0.102cm" svg:stroke-color="#ffff00" draw:marker-start-width="0.352cm" draw:marker-end="Arrow" draw:marker-end-width="0.609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_20__28_var_29_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9.604cm"/>
    </style:style>
    <style:style style:name="pr8" style:family="presentation" style:parent-style-name="Default-outline1">
      <style:graphic-properties draw:fill-color="#ffffff" draw:auto-grow-height="true" fo:min-height="7.55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08cm" fo:margin-right="0cm" fo:text-align="start" text:enable-numbering="true" fo:text-indent="-0.508cm"/>
    </style:style>
    <style:style style:name="P3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16" style:family="paragraph">
      <style:paragraph-properties fo:margin-left="0cm" fo:margin-right="0cm" fo:text-indent="0cm"/>
      <style:text-properties fo:color="#ffff00" fo:font-size="24pt" fo:font-weight="bold"/>
    </style:style>
    <style:style style:name="P17" style:family="paragraph">
      <style:paragraph-properties fo:margin-left="0cm" fo:margin-right="0cm" fo:text-indent="0cm"/>
      <style:text-properties fo:color="#ffff00" fo:font-size="18pt" fo:font-weight="bold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margin-left="2.4cm" fo:margin-right="0cm" text:enable-numbering="false" fo:text-indent="-0.8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ffffff"/>
    </style:style>
    <style:style style:name="T5" style:family="text">
      <style:text-properties fo:color="#ffcc99" fo:font-size="22pt" fo:font-weight="bold"/>
    </style:style>
    <style:style style:name="T6" style:family="text">
      <style:text-properties fo:color="#23ff23" fo:font-size="22pt" fo:font-weight="bold"/>
    </style:style>
    <style:style style:name="T7" style:family="text">
      <style:text-properties fo:color="#00ffff" fo:font-size="22pt" fo:font-weight="bold"/>
    </style:style>
    <style:style style:name="T8" style:family="text">
      <style:text-properties fo:color="#ffffff" fo:font-size="22pt" fo:font-weight="bold"/>
    </style:style>
    <style:style style:name="T9" style:family="text">
      <style:text-properties fo:color="#ccccff" fo:font-size="22pt" fo:font-weight="bold"/>
    </style:style>
    <style:style style:name="T10" style:family="text">
      <style:text-properties fo:color="#ffff00" fo:font-size="22pt" fo:font-weight="bold"/>
    </style:style>
    <style:style style:name="T11" style:family="text">
      <style:text-properties fo:color="#23ff23" fo:font-size="18pt" fo:font-weight="bold"/>
    </style:style>
    <style:style style:name="T12" style:family="text">
      <style:text-properties fo:color="#ffff00" fo:font-size="24pt" fo:font-weight="bold"/>
    </style:style>
    <style:style style:name="T13" style:family="text">
      <style:text-properties fo:color="#23ff23"/>
    </style:style>
    <style:style style:name="T14" style:family="text">
      <style:text-properties style:text-position="33% 58%"/>
    </style:style>
    <style:style style:name="T15" style:family="text">
      <style:text-properties fo:color="#ffff00" fo:font-size="18pt" fo:font-weight="bold"/>
    </style:style>
    <style:style style:name="T16" style:family="text">
      <style:text-properties fo:color="#ff8080" fo:font-size="22pt" fo:font-weight="bold"/>
    </style:style>
    <style:style style:name="T17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</office:automatic-styles>
  <office:body>
    <office:presentation>
      <presentation:footer-decl presentation:name="ftr1">CMPT14x: §12.8-12.12, Py ch17</presentation:footer-decl>
      <presentation:footer-decl presentation:name="ftr2">CMPTxxxx</presentation:footer-decl>
      <presentation:date-time-decl presentation:name="dtd1" presentation:source="fixed">24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2.10-12.11, Py ch17: Linked List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3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7.62cm" svg:height="2.613cm" svg:x="19.508cm" svg:y="9.207cm">
          <text:list text:style-name="L3">
            <text:list-item>
              <text:p text:style-name="P2"><text:span text:style-name="T2">announcemen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last time (12.1-12.5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Pointers </text:span><text:span text:style-name="T4">(in Modula-2 and C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reating</text:span> pointers, <text:span text:style-name="T3">dereferencing</text:span> poin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ssignment <text:span text:style-name="T3">compatibi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inter <text:span text:style-name="T3">arithmet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NIL (</text:span><text:span text:style-name="T4">in C: </text:span><text:span text:style-name="T3">NULL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Static</text:span> vs. <text:span text:style-name="T3">dynamic</text:span> allocation of memory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ctivation</text:span> recor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ack</text:span>, stack pointer</text:p>
                  </text:list-item>
                </text:list>
              </text:list-item>
            </text:list>
            <text:list text:style-name="L4">
              <text:list-item>
                <text:p text:style-name="P5">Dynamic variables: <text:span text:style-name="T3">NEW</text:span>(), <text:span text:style-name="T3">DISPOS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12.8-12.12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Linked lists</text:span></text:p>
              </text:list-item>
            </text:list>
            <text:list text:style-name="L4">
              <text:list-item>
                <text:list>
                  <text:list-item>
                    <text:p text:style-name="P6">Type <text:span text:style-name="T3">definition</text:span>, <text:span text:style-name="T3">creating</text:span> a new li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Inserting</text:span> in nth pos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Insert at <text:span text:style-name="T3">head</text:span>, append to <text:span text:style-name="T3">tai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Deleti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lgorithmic</text:span> efficienc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ircularly</text:span> linked lis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Bidirectional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line draw:style-name="gr3" draw:text-style-name="P9" draw:layer="layout" svg:x1="25.7cm" svg:y1="15.775cm" svg:x2="23.795cm" svg:y2="17.68cm">
          <text:p text:style-name="P1"/>
        </draw:line>
        <draw:frame presentation:style-name="pr4" draw:text-style-name="P1" draw:layer="layout" svg:width="25.199cm" svg:height="3.178cm" svg:x="1cm" svg:y="0.337cm" presentation:class="title">
          <draw:text-box>
            <text:p text:style-name="P1">Linked lists: creating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4">
              <text:list-item>
                <text:p text:style-name="P10">A <text:span text:style-name="T3">linked list</text:span> is a dynamic ADT where each item in the list contains a <text:span text:style-name="T3">pointer</text:span> to the next item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class</text:span><text:span text:style-name="T6"> </text:span><text:span text:style-name="T7">Node</text:span><text:span text:style-name="T8">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def</text:span><text:span text:style-name="T8"> </text:span><text:span text:style-name="T7">__init__</text:span><text:span text:style-name="T8">(self, </text:span><text:span text:style-name="T6">data</text:span><text:span text:style-name="T8">=</text:span><text:span text:style-name="T9">None</text:span><text:span text:style-name="T8">, </text:span><text:span text:style-name="T6">next</text:span><text:span text:style-name="T8">=</text:span><text:span text:style-name="T9">None</text:span><text:span text:style-name="T8">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8">self.</text:span><text:span text:style-name="T6">data</text:span><text:span text:style-name="T8"> = </text:span><text:span text:style-name="T6">dat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8">self.</text:span><text:span text:style-name="T6">next</text:span><text:span text:style-name="T8"> = </text:span><text:span text:style-name="T6">nex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1</text:span><text:span text:style-name="T8"> = Node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2</text:span><text:span text:style-name="T8"> = Node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1</text:span><text:span text:style-name="T8">.</text:span><text:span text:style-name="T6">next</text:span><text:span text:style-name="T8"> = </text:span><text:span text:style-name="T10">n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15" draw:id="id3" draw:layer="layout" svg:width="1.905cm" svg:height="1.905cm" svg:x="14.605cm" svg:y="12.7cm">
          <text:p text:style-name="P14"><text:span text:style-name="T11">data</text:span></text:p>
        </draw:rect>
        <draw:rect draw:style-name="gr4" draw:text-style-name="P15" draw:layer="layout" svg:width="1.905cm" svg:height="1.905cm" svg:x="16.506cm" svg:y="12.701cm">
          <text:p text:style-name="P14"><text:span text:style-name="T11">next</text:span></text:p>
        </draw:rect>
        <draw:rect draw:style-name="gr4" draw:text-style-name="P15" draw:id="id1" draw:layer="layout" svg:width="1.905cm" svg:height="1.905cm" svg:x="20.005cm" svg:y="12.7cm">
          <text:p text:style-name="P14"><text:span text:style-name="T11">data</text:span></text:p>
        </draw:rect>
        <draw:rect draw:style-name="gr4" draw:text-style-name="P15" draw:layer="layout" svg:width="1.905cm" svg:height="1.905cm" svg:x="21.906cm" svg:y="12.701cm">
          <text:p text:style-name="P14"><text:span text:style-name="T11">next</text:span></text:p>
        </draw:rect>
        <draw:rect draw:style-name="gr4" draw:text-style-name="P15" draw:id="id2" draw:layer="layout" svg:width="1.905cm" svg:height="1.905cm" svg:x="21.905cm" svg:y="15.7cm">
          <text:p text:style-name="P14"><text:span text:style-name="T11">data</text:span></text:p>
        </draw:rect>
        <draw:rect draw:style-name="gr4" draw:text-style-name="P15" draw:layer="layout" svg:width="1.905cm" svg:height="1.905cm" svg:x="23.806cm" svg:y="15.701cm">
          <text:p text:style-name="P14"><text:span text:style-name="T11">next</text:span></text:p>
        </draw:rect>
        <draw:connector draw:style-name="gr5" draw:text-style-name="P9" draw:layer="layout" draw:type="line" svg:x1="17.52cm" svg:y1="14.123cm" svg:x2="20.005cm" svg:y2="13.652cm" draw:end-shape="id1" draw:end-glue-point="3">
          <text:p text:style-name="P1"/>
        </draw:connector>
        <draw:connector draw:style-name="gr5" draw:text-style-name="P9" draw:layer="layout" draw:type="line" svg:x1="23.121cm" svg:y1="14.124cm" svg:x2="25.606cm" svg:y2="13.653cm">
          <text:p text:style-name="P1"/>
        </draw:connector>
        <draw:connector draw:style-name="gr5" draw:text-style-name="P9" draw:layer="layout" draw:type="line" svg:x1="19.322cm" svg:y1="17.125cm" svg:x2="21.905cm" svg:y2="16.652cm" draw:end-shape="id2" draw:end-glue-point="3">
          <text:p text:style-name="P1"/>
        </draw:connector>
        <draw:frame draw:style-name="gr6" draw:text-style-name="P16" draw:layer="layout" svg:width="1.787cm" svg:height="1.295cm" svg:x="25.63cm" svg:y="12.903cm">
          <draw:text-box>
            <text:p text:style-name="P1"><text:span text:style-name="T12">. . .</text:span></text:p>
          </draw:text-box>
        </draw:frame>
        <draw:frame draw:style-name="gr6" draw:text-style-name="P16" draw:layer="layout" svg:width="1.787cm" svg:height="1.295cm" svg:x="17.697cm" svg:y="16.268cm">
          <draw:text-box>
            <text:p text:style-name="P1"><text:span text:style-name="T12">. . .</text:span></text:p>
          </draw:text-box>
        </draw:frame>
        <draw:connector draw:style-name="gr7" draw:text-style-name="P9" draw:layer="layout" draw:type="line" svg:x1="11.485cm" svg:y1="14.441cm" svg:x2="14.605cm" svg:y2="13.652cm" draw:end-shape="id3" draw:end-glue-point="3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rations on linked lis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Index</text:span> into list (get a <text:span text:style-name="T3">reference</text:span> to <text:span text:style-name="T13">n</text:span><text:span text:style-name="T14">th</text:span> node)</text:p>
              </text:list-item>
            </text:list>
            <text:list text:style-name="L4">
              <text:list-item>
                <text:p text:style-name="P5"><text:span text:style-name="T3">Print</text:span> out the list</text:p>
              </text:list-item>
            </text:list>
            <text:list text:style-name="L4">
              <text:list-item>
                <text:p text:style-name="P5"><text:span text:style-name="T3">Search</text:span> list for given data (<text:span text:style-name="T3">cargo</text:span>/payload)</text:p>
              </text:list-item>
            </text:list>
            <text:list text:style-name="L4">
              <text:list-item>
                <text:p text:style-name="P5"><text:span text:style-name="T3">Insert</text:span> a new node into a linked list</text:p>
              </text:list-item>
            </text:list>
            <text:list text:style-name="L4">
              <text:list-item>
                <text:p text:style-name="P5"><text:span text:style-name="T3">Delete</text:span> a node from a linked list</text:p>
              </text:list-item>
            </text:list>
            <text:list text:style-name="L4">
              <text:list-item>
                <text:list>
                  <text:list-item>
                    <text:p text:style-name="P6">By <text:span text:style-name="T3">index</text:span> (0, 1, 2, ...) or by <text:span text:style-name="T3">cargo</text:span></text:p>
                  </text:list-item>
                </text:list>
              </text:list-item>
            </text:list>
          </draw:text-box>
        </draw:frame>
        <draw:line draw:style-name="gr3" draw:text-style-name="P9" draw:layer="layout" svg:x1="21.041cm" svg:y1="15.306cm" svg:x2="19.136cm" svg:y2="17.211cm">
          <text:p text:style-name="P1"/>
        </draw:line>
        <draw:rect draw:style-name="gr4" draw:text-style-name="P15" draw:layer="layout" svg:width="1.905cm" svg:height="1.905cm" svg:x="6.206cm" svg:y="15.3cm">
          <text:p text:style-name="P14"><text:span text:style-name="T11">data</text:span></text:p>
        </draw:rect>
        <draw:rect draw:style-name="gr4" draw:text-style-name="P15" draw:layer="layout" svg:width="1.905cm" svg:height="1.905cm" svg:x="8.107cm" svg:y="15.301cm">
          <text:p text:style-name="P14"><text:span text:style-name="T11">next</text:span></text:p>
        </draw:rect>
        <draw:rect draw:style-name="gr4" draw:text-style-name="P15" draw:id="id4" draw:layer="layout" svg:width="1.905cm" svg:height="1.905cm" svg:x="11.606cm" svg:y="15.3cm">
          <text:p text:style-name="P14"><text:span text:style-name="T11">data</text:span></text:p>
        </draw:rect>
        <draw:rect draw:style-name="gr4" draw:text-style-name="P15" draw:layer="layout" svg:width="1.905cm" svg:height="1.905cm" svg:x="13.507cm" svg:y="15.301cm">
          <text:p text:style-name="P14"><text:span text:style-name="T11">next</text:span></text:p>
        </draw:rect>
        <draw:rect draw:style-name="gr4" draw:text-style-name="P15" draw:layer="layout" svg:width="1.905cm" svg:height="1.905cm" svg:x="17.246cm" svg:y="15.231cm">
          <text:p text:style-name="P14"><text:span text:style-name="T11">data</text:span></text:p>
        </draw:rect>
        <draw:rect draw:style-name="gr4" draw:text-style-name="P15" draw:layer="layout" svg:width="1.905cm" svg:height="1.905cm" svg:x="19.147cm" svg:y="15.232cm">
          <text:p text:style-name="P14"><text:span text:style-name="T11">next</text:span></text:p>
        </draw:rect>
        <draw:connector draw:style-name="gr5" draw:text-style-name="P9" draw:layer="layout" draw:type="line" svg:x1="9.121cm" svg:y1="16.723cm" svg:x2="11.606cm" svg:y2="16.252cm" draw:end-shape="id4" draw:end-glue-point="3">
          <text:p text:style-name="P1"/>
        </draw:connector>
        <draw:connector draw:style-name="gr5" draw:text-style-name="P9" draw:layer="layout" draw:type="line" svg:x1="14.722cm" svg:y1="16.724cm" svg:x2="17.207cm" svg:y2="16.253cm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serting a node into a linked list</text:p>
          </draw:text-box>
        </draw:frame>
        <draw:frame presentation:style-name="pr7" draw:text-style-name="P5" draw:layer="layout" svg:width="25.199cm" svg:height="9.604cm" svg:x="1.4cm" svg:y="4.507cm" presentation:class="outline" presentation:user-transformed="true">
          <draw:text-box>
            <text:list text:style-name="L4">
              <text:list-item>
                <text:p text:style-name="P5">Follow pointers to get to the right <text:span text:style-name="T3">spo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reate</text:span> a new node with the given carg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hread</text:span> new node into the li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ewitem</text:span><text:span text:style-name="T8"> = Node(</text:span><text:span text:style-name="T6">data</text:span><text:span text:style-name="T8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ewitem</text:span><text:span text:style-name="T8">.</text:span><text:span text:style-name="T6">next</text:span><text:span text:style-name="T8"> = </text:span><text:span text:style-name="T10">cur</text:span><text:span text:style-name="T8">.</text:span><text:span text:style-name="T6">nex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cur</text:span><text:span text:style-name="T8">.</text:span><text:span text:style-name="T6">next</text:span><text:span text:style-name="T8"> = </text:span><text:span text:style-name="T10">newite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hat about inserting at <text:span text:style-name="T3">head</text:span> of list?</text:p>
                  </text:list-item>
                </text:list>
              </text:list-item>
            </text:list>
          </draw:text-box>
        </draw:frame>
        <draw:rect draw:style-name="gr4" draw:text-style-name="P15" draw:id="id7" draw:layer="layout" svg:width="1.905cm" svg:height="1.905cm" svg:x="6.65cm" svg:y="14.13cm">
          <text:p text:style-name="P14"><text:span text:style-name="T11">data</text:span></text:p>
        </draw:rect>
        <draw:rect draw:style-name="gr4" draw:text-style-name="P15" draw:layer="layout" svg:width="1.905cm" svg:height="1.905cm" svg:x="8.551cm" svg:y="14.131cm">
          <text:p text:style-name="P14"><text:span text:style-name="T11">next</text:span></text:p>
        </draw:rect>
        <draw:rect draw:style-name="gr4" draw:text-style-name="P15" draw:id="id6" draw:layer="layout" svg:width="1.905cm" svg:height="1.905cm" svg:x="12.27cm" svg:y="17.374cm">
          <text:p text:style-name="P14"><text:span text:style-name="T11">data</text:span></text:p>
        </draw:rect>
        <draw:rect draw:style-name="gr4" draw:text-style-name="P15" draw:layer="layout" svg:width="1.905cm" svg:height="1.905cm" svg:x="14.171cm" svg:y="17.375cm">
          <text:p text:style-name="P14"><text:span text:style-name="T11">next</text:span></text:p>
        </draw:rect>
        <draw:rect draw:style-name="gr4" draw:text-style-name="P15" draw:id="id5" draw:layer="layout" svg:width="1.905cm" svg:height="1.905cm" svg:x="17.985cm" svg:y="14.1cm">
          <text:p text:style-name="P14"><text:span text:style-name="T11">data</text:span></text:p>
        </draw:rect>
        <draw:rect draw:style-name="gr4" draw:text-style-name="P15" draw:layer="layout" svg:width="1.905cm" svg:height="1.905cm" svg:x="19.886cm" svg:y="14.101cm">
          <text:p text:style-name="P14"><text:span text:style-name="T11">next</text:span></text:p>
        </draw:rect>
        <draw:connector draw:style-name="gr5" draw:text-style-name="P9" draw:id="id8" draw:layer="layout" draw:type="line" svg:x1="9.565cm" svg:y1="15.553cm" svg:x2="17.985cm" svg:y2="15.052cm" draw:end-shape="id5" draw:end-glue-point="3">
          <text:p text:style-name="P1"/>
        </draw:connector>
        <draw:connector draw:style-name="gr5" draw:text-style-name="P9" draw:layer="layout" draw:type="line" svg:x1="10.254cm" svg:y1="18.322cm" svg:x2="12.27cm" svg:y2="18.326cm" draw:end-shape="id6" draw:end-glue-point="3">
          <text:p text:style-name="P1"/>
        </draw:connector>
        <draw:connector draw:style-name="gr8" draw:text-style-name="P9" draw:layer="layout" draw:type="line" svg:x1="5.069cm" svg:y1="15.104cm" svg:x2="6.65cm" svg:y2="15.082cm" draw:end-shape="id7" draw:end-glue-point="3">
          <text:p text:style-name="P1"/>
        </draw:connector>
        <draw:connector draw:style-name="gr9" draw:text-style-name="P9" draw:layer="layout" draw:type="line" svg:x1="9.565cm" svg:y1="15.553cm" svg:x2="12.27cm" svg:y2="18.326cm" draw:start-shape="id8" draw:start-glue-point="2">
          <text:p text:style-name="P1"/>
        </draw:connector>
        <draw:connector draw:style-name="gr9" draw:text-style-name="P9" draw:layer="layout" draw:type="line" svg:x1="15.223cm" svg:y1="17.678cm" svg:x2="17.985cm" svg:y2="15.052cm" draw:end-shape="id5" draw:end-glue-point="3">
          <text:p text:style-name="P1"/>
        </draw:connector>
        <draw:frame draw:style-name="gr6" draw:text-style-name="P17" draw:layer="layout" svg:width="3.159cm" svg:height="1.062cm" svg:x="6.803cm" svg:y="17.652cm">
          <draw:text-box>
            <text:p text:style-name="P1"><text:span text:style-name="T15">newitem</text:span></text:p>
          </draw:text-box>
        </draw:frame>
        <draw:frame draw:style-name="gr6" draw:text-style-name="P17" draw:layer="layout" svg:width="1.588cm" svg:height="1.062cm" svg:x="3.975cm" svg:y="14.153cm">
          <draw:text-box>
            <text:p text:style-name="P1"><text:span text:style-name="T15">cur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sert() method: cod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8"><text:span text:style-name="T5">def</text:span><text:span text:style-name="T8"> </text:span><text:span text:style-name="T7">insert</text:span><text:span text:style-name="T8"> (self, </text:span><text:span text:style-name="T6">n</text:span><text:span text:style-name="T8">, </text:span><text:span text:style-name="T6">data</text:span><text:span text:style-name="T8">=</text:span><text:span text:style-name="T9">None</text:span><text:span text:style-name="T8">)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6">"""Insert a new node into linked list at position n."""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0">newitem</text:span><text:span text:style-name="T8"> = Node(</text:span><text:span text:style-name="T6">data</text:span><text:span text:style-name="T8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8">if n == 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6"># new head: modify sel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ewitem</text:span><text:span text:style-name="T8">.</text:span><text:span text:style-name="T6">next</text:span><text:span text:style-name="T8"> = </text:span><text:span text:style-name="T10">self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self</text:span><text:span text:style-name="T8"> = </text:span><text:span text:style-name="T10">newite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8">el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cur</text:span><text:span text:style-name="T8"> = self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for</text:span><text:span text:style-name="T8"> idx </text:span><text:span text:style-name="T5">in</text:span><text:span text:style-name="T8"> </text:span><text:span text:style-name="T9">range</text:span><text:span text:style-name="T8">(</text:span><text:span text:style-name="T6">n</text:span><text:span text:style-name="T8">-1):</text:span><text:span text:style-name="T8"><text:tab/></text:span><text:span text:style-name="T8"><text:tab/></text:span><text:span text:style-name="T16"># get to proper posi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0">cur</text:span><text:span text:style-name="T8"> = </text:span><text:span text:style-name="T10">cur</text:span><text:span text:style-name="T8">.</text:span><text:span text:style-name="T6">n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newitem</text:span><text:span text:style-name="T8">.</text:span><text:span text:style-name="T6">next</text:span><text:span text:style-name="T8"> = </text:span><text:span text:style-name="T10">cur</text:span><text:span text:style-name="T8">.</text:span><text:span text:style-name="T6">nex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cur</text:span><text:span text:style-name="T8">.</text:span><text:span text:style-name="T6">next</text:span><text:span text:style-name="T8"> = </text:span><text:span text:style-name="T10">newit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leting from a linked list</text:p>
          </draw:text-box>
        </draw:frame>
        <draw:frame presentation:style-name="pr8" draw:text-style-name="P5" draw:layer="layout" svg:width="25.199cm" svg:height="7.558cm" svg:x="1.4cm" svg:y="4.507cm" presentation:class="outline" presentation:user-transformed="true">
          <draw:text-box>
            <text:list text:style-name="L4">
              <text:list-item>
                <text:p text:style-name="P5">Follow pointers to find the item we want to <text:span text:style-name="T3">delet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ew</text:span> up links to skip over the i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eallocate</text:span> the item from mem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0">tmp</text:span><text:span text:style-name="T17"> = </text:span><text:span text:style-name="T10">cur</text:span><text:span text:style-name="T17">.</text:span><text:span text:style-name="T6">n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0">cur</text:span><text:span text:style-name="T17">.</text:span><text:span text:style-name="T6">next</text:span><text:span text:style-name="T17"> = </text:span><text:span text:style-name="T10">tmp</text:span><text:span text:style-name="T17">.</text:span><text:span text:style-name="T6">n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del</text:span><text:span text:style-name="T17"> </text:span><text:span text:style-name="T10">tm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15" draw:id="id11" draw:layer="layout" svg:width="1.905cm" svg:height="1.905cm" svg:x="5.85cm" svg:y="12.73cm">
          <text:p text:style-name="P14"><text:span text:style-name="T11">data</text:span></text:p>
        </draw:rect>
        <draw:rect draw:style-name="gr4" draw:text-style-name="P15" draw:layer="layout" svg:width="1.905cm" svg:height="1.905cm" svg:x="7.751cm" svg:y="12.731cm">
          <text:p text:style-name="P14"><text:span text:style-name="T11">next</text:span></text:p>
        </draw:rect>
        <draw:rect draw:style-name="gr4" draw:text-style-name="P15" draw:id="id10" draw:layer="layout" svg:width="1.905cm" svg:height="1.905cm" svg:x="11.47cm" svg:y="15.974cm">
          <text:p text:style-name="P14"><text:span text:style-name="T11">data</text:span></text:p>
        </draw:rect>
        <draw:rect draw:style-name="gr4" draw:text-style-name="P15" draw:layer="layout" svg:width="1.905cm" svg:height="1.905cm" svg:x="13.371cm" svg:y="15.975cm">
          <text:p text:style-name="P14"><text:span text:style-name="T11">next</text:span></text:p>
        </draw:rect>
        <draw:rect draw:style-name="gr4" draw:text-style-name="P15" draw:id="id9" draw:layer="layout" svg:width="1.905cm" svg:height="1.905cm" svg:x="17.185cm" svg:y="12.7cm">
          <text:p text:style-name="P14"><text:span text:style-name="T11">data</text:span></text:p>
        </draw:rect>
        <draw:rect draw:style-name="gr4" draw:text-style-name="P15" draw:layer="layout" svg:width="1.905cm" svg:height="1.905cm" svg:x="19.086cm" svg:y="12.701cm">
          <text:p text:style-name="P14"><text:span text:style-name="T11">next</text:span></text:p>
        </draw:rect>
        <draw:connector draw:style-name="gr5" draw:text-style-name="P9" draw:id="id12" draw:layer="layout" draw:type="line" svg:x1="8.765cm" svg:y1="14.153cm" svg:x2="17.185cm" svg:y2="13.652cm" draw:end-shape="id9" draw:end-glue-point="3">
          <text:p text:style-name="P1"/>
        </draw:connector>
        <draw:connector draw:style-name="gr5" draw:text-style-name="P9" draw:layer="layout" draw:type="line" svg:x1="9.454cm" svg:y1="16.922cm" svg:x2="11.47cm" svg:y2="16.926cm" draw:end-shape="id10" draw:end-glue-point="3">
          <text:p text:style-name="P1"/>
        </draw:connector>
        <draw:connector draw:style-name="gr7" draw:text-style-name="P9" draw:layer="layout" draw:type="line" svg:x1="4.269cm" svg:y1="13.704cm" svg:x2="5.85cm" svg:y2="13.682cm" draw:end-shape="id11" draw:end-glue-point="3">
          <text:p text:style-name="P1"/>
        </draw:connector>
        <draw:connector draw:style-name="gr9" draw:text-style-name="P9" draw:layer="layout" draw:type="line" svg:x1="8.765cm" svg:y1="14.153cm" svg:x2="11.47cm" svg:y2="16.926cm" draw:start-shape="id12" draw:start-glue-point="2">
          <text:p text:style-name="P1"/>
        </draw:connector>
        <draw:connector draw:style-name="gr9" draw:text-style-name="P9" draw:layer="layout" draw:type="line" svg:x1="14.423cm" svg:y1="16.278cm" svg:x2="17.185cm" svg:y2="13.652cm" draw:end-shape="id9" draw:end-glue-point="3">
          <text:p text:style-name="P1"/>
        </draw:connector>
        <draw:frame draw:style-name="gr6" draw:text-style-name="P17" draw:layer="layout" svg:width="1.766cm" svg:height="1.062cm" svg:x="7.703cm" svg:y="16.252cm">
          <draw:text-box>
            <text:p text:style-name="P1"><text:span text:style-name="T15">tmp</text:span></text:p>
          </draw:text-box>
        </draw:frame>
        <draw:frame draw:style-name="gr10" draw:text-style-name="P17" draw:layer="layout" svg:width="1.488cm" svg:height="0.962cm" svg:x="3.175cm" svg:y="12.803cm">
          <draw:text-box>
            <text:p text:style-name="P1"><text:span text:style-name="T15">cur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Linked lists: algorithmic efficiency</text:p>
          </draw:text-box>
        </draw:frame>
        <draw:frame presentation:style-name="pr5" draw:text-style-name="P5" draw:layer="layout" svg:width="25.199cm" svg:height="15.306cm" svg:x="1.4cm" svg:y="3.907cm" presentation:class="outline" presentation:user-transformed="true">
          <draw:text-box>
            <text:list text:style-name="L4">
              <text:list-item>
                <text:p text:style-name="P5"><text:span text:style-name="T3">Big-O</text:span> notation: <text:span text:style-name="T13">O(n)</text:span> means # operations varies linearly with <text:span text:style-name="T13">n</text:span></text:p>
              </text:list-item>
            </text:list>
            <text:list text:style-name="L4">
              <text:list-item>
                <text:p text:style-name="P5">For a <text:span text:style-name="T3">linked list</text:span> with <text:span text:style-name="T13">n</text:span> items:</text:p>
              </text:list-item>
            </text:list>
            <text:list text:style-name="L4">
              <text:list-item>
                <text:list>
                  <text:list-item>
                    <text:p text:style-name="P6">Insert at <text:span text:style-name="T3">head</text:span>: don't have to traverse list: <text:span text:style-name="T13">O(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ppend to <text:span text:style-name="T3">tail</text:span>: must walk list: <text:span text:style-name="T13">O(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eneral <text:span text:style-name="T3">insert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Worst</text:span>-case: <text:span text:style-name="T13">O(n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Average</text:span>-case: O(n/2), which is also <text:span text:style-name="T13">O(n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eleting</text:span>: also <text:span text:style-name="T13">O(n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Double-headed list (keep a </text:span><text:span text:style-name="T3">tail pointer</text:span><text:span text:style-name="T4">):</text:span></text:p>
              </text:list-item>
            </text:list>
            <text:list text:style-name="L4">
              <text:list-item>
                <text:list>
                  <text:list-item>
                    <text:p text:style-name="P6">Speeds up append-to-tail to <text:span text:style-name="T13">O(1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Variants of linked lis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Circularly</text:span> linked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tail</text:span>.<text:span text:style-name="T13">next</text:span> = <text:span text:style-name="T3">hea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ow to keep from infinite loop?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Bidirectional</text:span> linked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class</text:span><text:span text:style-name="T6"> </text:span><text:span text:style-name="T7">Node</text:span><text:span text:style-name="T8">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def</text:span><text:span text:style-name="T8"> </text:span><text:span text:style-name="T7">__init__</text:span><text:span text:style-name="T8">(self, </text:span><text:span text:style-name="T6">data</text:span><text:span text:style-name="T8">=</text:span><text:span text:style-name="T9">None</text:span><text:span text:style-name="T8">, </text:span><text:span text:style-name="T6">prev</text:span><text:span text:style-name="T8">=</text:span><text:span text:style-name="T9">None, </text:span><text:span text:style-name="T6">next</text:span><text:span text:style-name="T8">=</text:span><text:span text:style-name="T9">None</text:span><text:span text:style-name="T8">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8">self.</text:span><text:span text:style-name="T6">data</text:span><text:span text:style-name="T8"> = </text:span><text:span text:style-name="T6">dat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8">self.</text:span><text:span text:style-name="T6">prev</text:span><text:span text:style-name="T8"> = </text:span><text:span text:style-name="T6">prev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8">self.</text:span><text:span text:style-name="T6">next</text:span><text:span text:style-name="T8"> = </text:span><text:span text:style-name="T6">nex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Lab10</text:span> due next week:</text:p>
              </text:list-item>
            </text:list>
            <text:list text:style-name="L4">
              <text:list-item>
                <text:list>
                  <text:list-item>
                    <text:p text:style-name="P6">Implement one of your old labs 2-7 in M2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ull lab-writeup (may reuse old writeup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Quiz09</text:span> on Mon:</text:p>
              </text:list-item>
            </text:list>
            <text:list text:style-name="L4">
              <text:list-item>
                <text:list>
                  <text:list-item>
                    <text:p text:style-name="P6">Pointers (lec39), linked lists (lec43)<text:line-break/></text:p>
                  </text:list-item>
                </text:list>
              </text:list-item>
            </text:list>
            <text:list text:style-name="L4">
              <text:list-item>
                <text:p text:style-name="P5">Get cracking on your <text:span text:style-name="T3">paper</text:span>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6-10-30T09:58:23</meta:creation-date>
    <dc:creator>Sean Ho</dc:creator>
    <dc:date>2006-11-24T16:50:12</dc:date>
    <dc:language>en-US</dc:language>
    <meta:editing-cycles>57</meta:editing-cycles>
    <meta:editing-duration>P1DT0H45M34S</meta:editing-duration>
    <meta:user-defined meta:name="Info 1"/>
    <meta:user-defined meta:name="Info 2"/>
    <meta:user-defined meta:name="Info 3"/>
    <meta:user-defined meta:name="Info 4"/>
    <meta:document-statistic meta:object-count="250"/>
  </office:meta>
</office:document-meta>
</file>